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text-properties fo:font-size="26pt" style:font-size-asian="26pt" style:font-size-complex="26pt"/>
    </style:style>
    <style:style style:name="P2" style:parent-style-name="TM1" style:family="paragraph">
      <style:paragraph-properties>
        <style:tab-stops>
          <style:tab-stop style:type="right" style:leader-style="dotted" style:leader-text="." style:position="6.525in"/>
        </style:tab-stops>
      </style:paragraph-properties>
    </style:style>
    <style:style style:name="P3" style:parent-style-name="TM1" style:family="paragraph">
      <style:paragraph-properties>
        <style:tab-stops>
          <style:tab-stop style:type="right" style:leader-style="dotted" style:leader-text="." style:position="6.525in"/>
        </style:tab-stops>
      </style:paragraph-properties>
    </style:style>
    <style:style style:name="P4" style:parent-style-name="TM2" style:family="paragraph">
      <style:paragraph-properties>
        <style:tab-stops>
          <style:tab-stop style:type="right" style:leader-style="dotted" style:leader-text="." style:position="6.3722in"/>
        </style:tab-stops>
      </style:paragraph-properties>
    </style:style>
    <style:style style:name="P5" style:parent-style-name="TM3" style:family="paragraph">
      <style:paragraph-properties>
        <style:tab-stops>
          <style:tab-stop style:type="right" style:leader-style="dotted" style:leader-text="." style:position="6.2194in"/>
        </style:tab-stops>
      </style:paragraph-properties>
    </style:style>
    <style:style style:name="P6" style:parent-style-name="TM3" style:family="paragraph">
      <style:paragraph-properties>
        <style:tab-stops>
          <style:tab-stop style:type="right" style:leader-style="dotted" style:leader-text="." style:position="6.2194in"/>
        </style:tab-stops>
      </style:paragraph-properties>
    </style:style>
    <style:style style:name="P7" style:parent-style-name="TM3" style:family="paragraph">
      <style:paragraph-properties>
        <style:tab-stops>
          <style:tab-stop style:type="right" style:leader-style="dotted" style:leader-text="." style:position="6.2194in"/>
        </style:tab-stops>
      </style:paragraph-properties>
    </style:style>
    <style:style style:name="P8" style:parent-style-name="TM2" style:family="paragraph">
      <style:paragraph-properties>
        <style:tab-stops>
          <style:tab-stop style:type="right" style:leader-style="dotted" style:leader-text="." style:position="6.3722in"/>
        </style:tab-stops>
      </style:paragraph-properties>
    </style:style>
    <style:style style:name="P9" style:parent-style-name="TM3" style:family="paragraph">
      <style:paragraph-properties>
        <style:tab-stops>
          <style:tab-stop style:type="right" style:leader-style="dotted" style:leader-text="." style:position="6.2194in"/>
        </style:tab-stops>
      </style:paragraph-properties>
    </style:style>
    <style:style style:name="P10" style:parent-style-name="TM3" style:family="paragraph">
      <style:paragraph-properties>
        <style:tab-stops>
          <style:tab-stop style:type="right" style:leader-style="dotted" style:leader-text="." style:position="6.2194in"/>
        </style:tab-stops>
      </style:paragraph-properties>
    </style:style>
    <style:style style:name="P11" style:parent-style-name="TM1" style:family="paragraph">
      <style:paragraph-properties>
        <style:tab-stops>
          <style:tab-stop style:type="right" style:leader-style="dotted" style:leader-text="." style:position="6.525in"/>
        </style:tab-stops>
      </style:paragraph-properties>
    </style:style>
    <style:style style:name="P12" style:parent-style-name="TM2" style:family="paragraph">
      <style:paragraph-properties>
        <style:tab-stops>
          <style:tab-stop style:type="right" style:leader-style="dotted" style:leader-text="." style:position="6.3722in"/>
        </style:tab-stops>
      </style:paragraph-properties>
    </style:style>
    <style:style style:name="P13" style:parent-style-name="TM2" style:family="paragraph">
      <style:paragraph-properties>
        <style:tab-stops>
          <style:tab-stop style:type="right" style:leader-style="dotted" style:leader-text="." style:position="6.3722in"/>
        </style:tab-stops>
      </style:paragraph-properties>
    </style:style>
    <style:style style:name="P14" style:parent-style-name="Sansinterligne" style:family="paragraph">
      <style:text-properties fo:language="en" fo:country="US"/>
    </style:style>
    <style:style style:name="T15" style:parent-style-name="Policepardéfaut" style:family="text">
      <style:text-properties fo:language="en" fo:country="US"/>
    </style:style>
    <style:style style:name="T16" style:parent-style-name="Lienhypertexte"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P19" style:parent-style-name="Sansinterligne" style:family="paragraph">
      <style:text-properties fo:language="en" fo:country="US"/>
    </style:style>
    <style:style style:name="P20" style:parent-style-name="Sansinterligne" style:family="paragraph">
      <style:text-properties fo:language="en" fo:country="US"/>
    </style:style>
    <style:style style:name="P21" style:parent-style-name="Sansinterligne" style:family="paragraph">
      <style:text-properties fo:language="en" fo:country="US"/>
    </style:style>
    <style:style style:name="P22" style:parent-style-name="Sansinterligne" style:family="paragraph">
      <style:text-properties fo:language="en" fo:country="US"/>
    </style:style>
    <style:style style:name="P23" style:parent-style-name="Sansinterligne" style:family="paragraph">
      <style:text-properties fo:language="en" fo:country="US"/>
    </style:style>
    <style:style style:name="P24" style:parent-style-name="Sansinterligne" style:family="paragraph">
      <style:text-properties fo:language="en" fo:country="US"/>
    </style:style>
    <style:style style:name="P25" style:parent-style-name="Sansinterligne" style:family="paragraph">
      <style:text-properties fo:language="en" fo:country="US"/>
    </style:style>
    <style:style style:name="P26" style:parent-style-name="Paragraphedeliste" style:family="paragraph"/>
    <style:style style:name="P27" style:parent-style-name="Paragraphedeliste" style:family="paragraph"/>
    <style:style style:name="P28" style:parent-style-name="Sansinterligne" style:family="paragraph">
      <style:text-properties fo:language="en" fo:country="US"/>
    </style:style>
    <style:style style:name="P29" style:parent-style-name="Sansinterligne" style:family="paragraph">
      <style:text-properties fo:language="en" fo:country="US"/>
    </style:style>
    <style:style style:name="P30" style:parent-style-name="Sansinterligne" style:family="paragraph">
      <style:text-properties fo:language="en" fo:country="US"/>
    </style:style>
    <style:style style:name="P31" style:parent-style-name="Sansinterligne" style:family="paragraph">
      <style:text-properties fo:language="en" fo:country="US"/>
    </style:style>
    <style:style style:name="P32" style:parent-style-name="Sansinterligne" style:family="paragraph">
      <style:text-properties fo:language="en" fo:country="US"/>
    </style:style>
    <style:style style:name="P33" style:parent-style-name="Sansinterligne" style:family="paragraph">
      <style:text-properties fo:language="en" fo:country="US"/>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P36" style:parent-style-name="Sansinterligne" style:family="paragraph">
      <style:text-properties fo:language="en" fo:country="US"/>
    </style:style>
    <style:style style:name="P37" style:parent-style-name="Sansinterligne" style:family="paragraph">
      <style:text-properties fo:language="en" fo:country="US"/>
    </style:style>
    <style:style style:name="P38" style:parent-style-name="Sansinterligne" style:family="paragraph">
      <style:text-properties fo:language="en" fo:country="US"/>
    </style:style>
    <style:style style:name="T39" style:parent-style-name="Policepardéfaut" style:family="text">
      <style:text-properties fo:language="en" fo:country="US"/>
    </style:style>
    <style:style style:name="T40" style:parent-style-name="Policepardéfaut" style:family="text">
      <style:text-properties fo:language="en" fo:country="US"/>
    </style:style>
    <style:style style:name="T41" style:parent-style-name="Lienhypertexte" style:family="text">
      <style:text-properties fo:language="en" fo:country="US"/>
    </style:style>
    <style:style style:name="T42" style:parent-style-name="Policepardéfaut" style:family="text">
      <style:text-properties fo:language="en" fo:country="US"/>
    </style:style>
    <style:style style:name="T43" style:parent-style-name="Policepardéfaut" style:family="text">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P46" style:parent-style-name="Sansinterligne" style:family="paragraph">
      <style:text-properties fo:language="en" fo:country="US"/>
    </style:style>
    <style:style style:name="P47" style:parent-style-name="Sansinterligne" style:family="paragraph">
      <style:text-properties fo:language="en" fo:country="US"/>
    </style:style>
    <style:style style:name="P48" style:parent-style-name="Sansinterligne" style:family="paragraph">
      <style:text-properties fo:language="en" fo:country="US"/>
    </style:style>
    <style:style style:name="P49" style:parent-style-name="Sansinterligne" style:family="paragraph">
      <style:text-properties fo:language="en" fo:country="US"/>
    </style:style>
    <style:style style:name="P50" style:parent-style-name="Sansinterligne" style:family="paragraph">
      <style:text-properties fo:language="en" fo:country="US"/>
    </style:style>
    <style:style style:name="P51" style:parent-style-name="Sansinterligne" style:family="paragraph">
      <style:text-properties fo:language="en" fo:country="US"/>
    </style:style>
    <style:style style:name="P52" style:parent-style-name="Sansinterligne" style:family="paragraph">
      <style:text-properties fo:language="en" fo:country="US"/>
    </style:style>
    <style:style style:name="P53" style:parent-style-name="Sansinterligne" style:family="paragraph">
      <style:text-properties fo:language="en" fo:country="US"/>
    </style:style>
    <style:style style:name="P54" style:parent-style-name="Sansinterligne" style:family="paragraph">
      <style:text-properties fo:language="en" fo:country="US"/>
    </style:style>
    <style:style style:name="P55" style:parent-style-name="Sansinterligne" style:family="paragraph">
      <style:text-properties fo:language="en" fo:country="US"/>
    </style:style>
    <style:style style:name="P56" style:parent-style-name="Sansinterligne" style:family="paragraph">
      <style:text-properties fo:language="en" fo:country="US"/>
    </style:style>
    <style:style style:name="P57" style:parent-style-name="Sansinterligne" style:family="paragraph">
      <style:text-properties fo:language="en" fo:country="US"/>
    </style:style>
    <style:style style:name="P58" style:parent-style-name="Sansinterligne" style:family="paragraph">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P62" style:parent-style-name="Standard" style:family="paragraph">
      <style:text-properties style:font-name="Calibri" style:font-name-asian="Times New Roman" fo:font-style="italic" style:font-style-asian="italic" fo:color="#0000FF" fo:font-size="13pt" style:font-size-asian="13pt" style:font-size-complex="13pt"/>
    </style:style>
    <style:style style:name="P63" style:parent-style-name="Standard" style:family="paragraph">
      <style:text-properties style:font-name="Calibri" style:font-name-asian="Times New Roman" fo:font-weight="bold" style:font-weight-asian="bold" fo:font-size="13pt" style:font-size-asian="13pt" style:font-size-complex="13pt"/>
    </style:style>
    <style:style style:name="P64" style:parent-style-name="Standard" style:family="paragraph">
      <style:text-properties style:font-name="Calibri" style:font-name-asian="Times New Roman" fo:font-size="13pt" style:font-size-asian="13pt" style:font-size-complex="13pt" fo:language="en" fo:country="US"/>
    </style:style>
    <style:style style:name="P65" style:parent-style-name="Standard" style:family="paragraph">
      <style:text-properties style:font-name="Calibri" style:font-name-asian="Times New Roman" fo:color="#0000FF" fo:font-size="13pt" style:font-size-asian="13pt" style:font-size-complex="13pt" fo:language="en" fo:country="US"/>
    </style:style>
    <style:style style:name="T66" style:parent-style-name="Policepardéfaut" style:family="text">
      <style:text-properties fo:font-size="10pt" style:font-size-asian="10pt"/>
    </style:style>
    <style:style style:name="P67" style:parent-style-name="Standard" style:family="paragraph">
      <style:text-properties style:font-name="Calibri" style:font-name-asian="Times New Roman" fo:font-size="13pt" style:font-size-asian="13pt" style:font-size-complex="13pt" fo:language="en" fo:country="US"/>
    </style:style>
    <style:style style:name="P68" style:parent-style-name="Standard" style:family="paragraph">
      <style:text-properties style:font-name="Calibri" style:font-name-asian="Times New Roman" fo:font-size="13pt" style:font-size-asian="13pt" style:font-size-complex="13pt" fo:language="en" fo:country="US"/>
    </style:style>
    <style:style style:name="P69" style:parent-style-name="Standard" style:family="paragraph">
      <style:text-properties style:font-name="Calibri" style:font-name-asian="Times New Roman" fo:font-size="13pt" style:font-size-asian="13pt" style:font-size-complex="13pt"/>
    </style:style>
    <style:style style:name="P70" style:parent-style-name="Sansinterligne" style:family="paragraph">
      <style:text-properties fo:language="en" fo:country="GB"/>
    </style:style>
    <style:style style:name="P71" style:parent-style-name="Sansinterligne" style:family="paragraph">
      <style:text-properties fo:language="en" fo:country="US"/>
    </style:style>
    <style:style style:name="P72" style:parent-style-name="Sansinterligne" style:family="paragraph">
      <style:text-properties fo:language="en" fo:country="US"/>
    </style:style>
    <style:style style:name="P73" style:parent-style-name="Sansinterligne" style:family="paragraph">
      <style:text-properties fo:language="en" fo:country="US"/>
    </style:style>
  </office:automatic-styles>
  <office:body>
    <office:text text:use-soft-page-breaks="true">
      <text:p text:style-name="P1">Tadarida-C User Manual</text:p>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463960261" office:target-frame-name="_top" xlink:show="replace"><text:span text:style-name="Lienhypertexte">Software Installation</text:span><text:tab/>1</text:a></text:p>
          <text:p text:style-name="P3"><text:a xlink:href="#_Toc463960262" office:target-frame-name="_top" xlink:show="replace"><text:span text:style-name="Lienhypertexte">Software function</text:span><text:tab/>1</text:a></text:p>
          <text:p text:style-name="P4"><text:a xlink:href="#_Toc463960263" office:target-frame-name="_top" xlink:show="replace"><text:span text:style-name="Lienhypertexte">buildClassif.r</text:span><text:tab/>1</text:a></text:p>
          <text:p text:style-name="P5"><text:a xlink:href="#_Toc463960264" office:target-frame-name="_top" xlink:show="replace"><text:span text:style-name="Lienhypertexte">Inputs:</text:span><text:tab/>1</text:a></text:p>
          <text:p text:style-name="P6"><text:a xlink:href="#_Toc463960265" office:target-frame-name="_top" xlink:show="replace"><text:span text:style-name="Lienhypertexte">Settings:</text:span><text:tab/>2</text:a></text:p>
          <text:p text:style-name="P7"><text:a xlink:href="#_Toc463960266" office:target-frame-name="_top" xlink:show="replace"><text:span text:style-name="Lienhypertexte">Outputs:</text:span><text:tab/>2</text:a></text:p>
          <text:p text:style-name="P8"><text:a xlink:href="#_Toc463960267" office:target-frame-name="_top" xlink:show="replace"><text:span text:style-name="Lienhypertexte">TadaridaC.r</text:span><text:tab/>2</text:a></text:p>
          <text:p text:style-name="P9"><text:a xlink:href="#_Toc463960268" office:target-frame-name="_top" xlink:show="replace"><text:span text:style-name="Lienhypertexte">Inputs:</text:span><text:tab/>2</text:a></text:p>
          <text:p text:style-name="P10"><text:a xlink:href="#_Toc463960269" office:target-frame-name="_top" xlink:show="replace"><text:span text:style-name="Lienhypertexte">Outputs:</text:span><text:tab/>2</text:a></text:p>
          <text:p text:style-name="P11"><text:a xlink:href="#_Toc463960270" office:target-frame-name="_top" xlink:show="replace"><text:span text:style-name="Lienhypertexte">Tadarida-C implementation and architecture</text:span><text:tab/>3</text:a></text:p>
          <text:p text:style-name="P12"><text:a xlink:href="#_Toc463960271" office:target-frame-name="_top" xlink:show="replace"><text:span text:style-name="Lienhypertexte">Building a classifier</text:span><text:tab/>3</text:a></text:p>
          <text:p text:style-name="P13"><text:a xlink:href="#_Toc463960272" office:target-frame-name="_top" xlink:show="replace"><text:span text:style-name="Lienhypertexte">Using the classifier</text:span><text:tab/>3</text:a></text:p>
        </text:index-body>
      </text:table-of-content>
      <text:p text:style-name="Normal"/>
      <text:p text:style-name="Normal"/>
      <text:h text:style-name="Titre1" text:outline-level="1"><text:bookmark-start text:name="_Toc463960261"/>Software Installation<text:bookmark-end text:name="_Toc463960261"/></text:h>
      <text:p text:style-name="P14"/>
      <text:p text:style-name="Sansinterligne"><text:span text:style-name="T15">Tadarida-C is a set of two scripts running under R environment (</text:span><text:a xlink:href="https://www.r-project.org/" office:target-frame-name="_top" xlink:show="replace"><text:span text:style-name="T16">https://www.r-project.org/</text:span></text:a><text:span text:style-name="T17">).<text:s/></text:span><text:span text:style-name="T18">Both scripts need the installation of two packages:</text:span></text:p>
      <text:p text:style-name="P19">-randomForest</text:p>
      <text:p text:style-name="P20">-data.table</text:p>
      <text:p text:style-name="P21">If you use R in command line, you can run the “init.r” script provided on the Github repository (https://github.com/YvesBas/Tadarida-C) to install those two libraries.</text:p>
      <text:p text:style-name="P22">If asked,<text:s/>you should prefer to install those libraries in a “personal libraries” folder.</text:p>
      <text:p text:style-name="P23"/>
      <text:p text:style-name="P24"/>
      <text:h text:style-name="Titre1" text:outline-level="1"><text:bookmark-start text:name="_Toc463960262"/>Software function<text:bookmark-end text:name="_Toc463960262"/></text:h>
      <text:h text:style-name="Titre2" text:outline-level="2"><text:bookmark-start text:name="_Toc463960263"/>buildClassif.r<text:bookmark-end text:name="_Toc463960263"/></text:h>
      <text:h text:style-name="Titre3" text:outline-level="3"><text:bookmark-start text:name="_Toc463960264"/>Inputs:<text:bookmark-end text:name="_Toc463960264"/></text:h>
      <text:p text:style-name="P25">The builder has two required inputs that should be indicated by editing the first lines of the script:<text:s/></text:p>
      <text:list text:style-name="LFO1" text:continue-numbering="true">
        <text:list-item>
          <text:p text:style-name="P26">a path indicating where is the<text:s/>reference sound database (RSDB) built with Tadarida-L (Note that a sample for test is available at<text:s/>https://github.com/YvesBas/Tadarida-C)<text:s/></text:p>
        </text:list-item>
        <text:list-item>
          <text:p text:style-name="P27">a path indicating where the “Modified_randomForest.R” script was locally copied<text:s/>(this script is in the source folder at<text:s/>https://github.com/YvesBas/Tadarida-C)</text:p>
        </text:list-item>
      </text:list>
      <text:soft-page-break/>
      <text:p text:style-name="P28">Additionally, users can also provide a path indicating a “SpeciesList” table giving potential grouping of similar taxa,<text:s/>and/or a filter excluding some taxa, according to geographical occurrence for example. If no “SpeciesList” is provided, all taxa will be included in the classifier without any grouping.</text:p>
      <text:p text:style-name="P29">Format needs to follow this example:<text:s/></text:p>
      <text:p text:style-name="P30">https://github.com/YvesBas/Tadarida-C/SpeciesList.csv</text:p>
      <text:p text:style-name="P31">Groupings are indicated by values given in “Nesp” column, while following columns give one or several filters. Taxa must have a “x” value in each column if they are to be selected.</text:p>
      <text:p text:style-name="P32">Finally, if one filter is to be used,<text:s/>line 7 of the script must be edited indicating the corresponding column name.<text:s/></text:p>
      <text:h text:style-name="Titre3" text:outline-level="3"><text:bookmark-start text:name="_Toc463960265"/>Settings:<text:bookmark-end text:name="_Toc463960265"/></text:h>
      <text:p text:style-name="P33">Two variables are provided at the beginning of the script to balance unevenness in the number of detected sound events (DSEs) per species in the RSDB.</text:p>
      <text:p text:style-name="P34">They allow to mix a gradient of trees in the Random Forest (RF). First will benefit from the largest part of the RSDB (but uneven in number of DSEs per species), and following will be more and more even in the number of DSEs used per species at the cost of a smaller part<text:s/>of the RSDB used.</text:p>
      <text:p text:style-name="P35">“SubSamp” defines the minimum level of subsampling (=at the start of the loop). Default is 11, corresponding to a subsampling equal to 11 times the average number of DSE per species.<text:s/></text:p>
      <text:p text:style-name="P36">“GradientSamp” defines the strength of the gradient and must be negative. Default is -0.1.</text:p>
      <text:p text:style-name="P37"/>
      <text:h text:style-name="Titre3" text:outline-level="3"><text:bookmark-start text:name="_Toc463960266"/>Outputs:<text:bookmark-end text:name="_Toc463960266"/></text:h>
      <text:p text:style-name="P38">The builder output is a RF classifier named “ClassifEspHF3.learner” to be used as input for the following script.</text:p>
      <text:p text:style-name="Sansinterligne"><text:span text:style-name="T39">You</text:span><text:span text:style-name="T40"><text:s/>can find at<text:s/></text:span><text:a xlink:href="https://github.com/YvesBas/Tadarida-C" office:target-frame-name="_top" xlink:show="replace"><text:span text:style-name="T41">https://github.com/YvesBas/Tadarida-C</text:span></text:a><text:span text:style-name="T42">, the classifier file produced on the basis of the RSDB sample provided on the same page.</text:span><text:span text:style-name="T43"><text:s/>However, since this RSDB sample is small, please note that the performance of this classifier is evidently poor.</text:span></text:p>
      <text:p text:style-name="P44"/>
      <text:h text:style-name="Titre2" text:outline-level="2"><text:bookmark-start text:name="_Toc463960267"/>TadaridaC.r<text:bookmark-end text:name="_Toc463960267"/></text:h>
      <text:h text:style-name="Titre3" text:outline-level="3"/>
      <text:h text:style-name="Titre3" text:outline-level="3"><text:bookmark-start text:name="_Toc463960268"/>Inputs:<text:bookmark-end text:name="_Toc463960268"/></text:h>
      <text:p text:style-name="P45">This script uses 2 inputs:</text:p>
      <text:p text:style-name="P46">- a path indicating where ClassifEspHF3.learner<text:s/>is stored (the classifier produced by the builder script - see above)</text:p>
      <text:p text:style-name="P47">- a path indicating a directory containing the .ta files to be classified.</text:p>
      <text:p text:style-name="P48"/>
      <text:h text:style-name="Titre3" text:outline-level="3"><text:bookmark-start text:name="_Toc463960269"/>Outputs:<text:bookmark-end text:name="_Toc463960269"/></text:h>
      <text:p text:style-name="P49">For each .ta files, this script will give a .tc file containing a table. Each line corresponds to a<text:s/>part of the DSEs considered to be from the same species. An iterative algorithm indeed filters out DSEs if they have incompatible classification scores, i.e. very low scores on some DSEs for the species which got the best score on all DSEs. In that way, several different DSE groups can be separated, rarely more than 5.</text:p>
      <text:p text:style-name="P50">For each DSE groups, following values are given:</text:p>
      <text:p text:style-name="P51">- maximum score for each potential species</text:p>
      <text:p text:style-name="P52">- median frequency of DSEs</text:p>
      <text:p text:style-name="P53">- time of the first DSE</text:p>
      <text:p text:style-name="P54">- time of the last DSE</text:p>
      <text:p text:style-name="P55">TadaridaD/L and TadaridaC<text:s/>versions are also computed</text:p>
      <text:p text:style-name="P56">Note: if the .ta file is empty (=no DSE), no .tc is produced</text:p>
      <text:p text:style-name="P57"/>
      <text:p text:style-name="P58">Examples of .tc files corresponding to test files are provided at https://github.com/YvesBas/Tadarida-C</text:p>
      <text:p text:style-name="P59"/>
      <text:p text:style-name="P60"/>
      <text:p text:style-name="P61"/>
      <text:p text:style-name="P62"/>
      <text:h text:style-name="Titre1" text:outline-level="1"><text:bookmark-start text:name="_Toc463960270"/>Tadarida-C implementation and architecture<text:bookmark-end text:name="_Toc463960270"/></text:h>
      <text:p text:style-name="P63"/>
      <text:p text:style-name="Normal">Tadarida-C handles the classification of DSEs, based on features extracted by Tadarida-D and RSDB collected by<text:s/>Tadarida-L, and thus provides the final output of the Tadarida toolbox.</text:p>
      <text:p text:style-name="Normal">It contains two R-script: one building a classifier (for expert users) and another implementing it (for end users, see Fig. 2). Tadarida-C has been developed in R because it allows the<text:s/>use and optimisation of Random Forests (RF) algorithm. Both scripts use randomForest and data.table packages. This latter package is only used through its “rbindlist” function that allows fast aggregation of large data frames.</text:p>
      <text:p text:style-name="P64"/>
      <text:h text:style-name="Titre2" text:outline-level="2"><text:bookmark-start text:name="_Toc463960271"/>Building a classifier<text:bookmark-end text:name="_Toc463960271"/></text:h>
      <text:p text:style-name="P65"/>
      <text:p text:style-name="Normal">The<text:s/>“buildClassif.r” script should be run each time user’s RSDB has been significantly improved or when there is any need for a new classifier (different species list, settings,etc). It first aggregates and merges label data (.eti files, see Tadarida-L) and features data (.ta files) from a specified RSDB (Fig. 2).</text:p>
      <text:p text:style-name="Normal">This data frame may then be filtered on a species list (if provided) and is finally used to build a series of 50 RFs<text:span text:style-name="T66">[12]</text:span><text:s/>containing each 10 classification trees. Authors indeed found out that combining trees with different subsampling levels better handles the trade-off between classification error rates on common species (i.e. species with a large number of labelled DSEs in the RSDB) and error rates on rare species. Thus, a gradient of subsampling is<text:s/>set so that the first trees of the series basically use most of the available DSEs in the RSDB, whereas last trees use an equal number of DSEs for most species. The strength of the subsampling can be tuned through two input settings (see Tadarida-C manual).</text:p>
      <text:p text:style-name="Normal">The “site” field of the label data is also used for subsampling, each RF using 63% of available sites. This makes train and test independent for each tree. To implement this subsampling, authors have slightly modified the randomForest function so that size of sample class (sampsize) could be equal to 0.</text:p>
      <text:p text:style-name="Normal">All other RF settings were kept to default. Note that authors did optimize the number of features to use at each node (mtry) and found out that default setting was optimal (i.e. square root of the total number of features).</text:p>
      <text:p text:style-name="Normal">Output file is named “ClassifEspHF3.learner” to be used as input in the implementation script (Fig. 2).</text:p>
      <text:p text:style-name="P67"/>
      <text:p text:style-name="P68"/>
      <text:h text:style-name="Titre2" text:outline-level="2"><text:bookmark-start text:name="_Toc463960272"/>Using the classifier<text:bookmark-end text:name="_Toc463960272"/></text:h>
      <text:p text:style-name="P69"/>
      <text:soft-page-break/>
      <text:p text:style-name="Normal">The “TadaridaC.r” script aims at returning to the user the list of species present on each treated .wav file,<text:s/>and a confidence index of each automatic identification. For that purpose, it applies previously built RF classifier (ClassifEspHF3.learner) to any list of .ta files (output from Tadarida-D or Tadarida-L, see Fig. 2).<text:s/></text:p>
      <text:p text:style-name="Normal">With the “predict” function from randomForest R package[13], it first converts features values extracted on each DSE to a matrix of class probabilities named “ProbEsp0” (i.e. the probabilities for each DSE to belong to each potential species).</text:p>
      <text:p text:style-name="Normal">Most users will not be interested to an identification on such a small scale since many DSEs within a .wav file could come from the same source. Thus, the next commands aim at (1) generally summarizing the information and (2) more specifically defining how many species are present.</text:p>
      <text:p text:style-name="Normal">Species list is defined following this simple and robust loop:</text:p>
      <text:p text:style-name="Normal">The maximum score within the class probability matrix gives the identity of the first species automatically identified (species A)</text:p>
      <text:p text:style-name="Normal">DSEs giving a probability lower than 0.02 for species A are considered as not being<text:s/>from this species and this subset goes through step 1 again. If this condition is not met for any DSE, the loop is ended.</text:p>
      <text:p text:style-name="Normal">Some ancillary data is also computed for end users to get summary information about the species probably present in their recordings,<text:s/>where in time and frequency the identified vocalizations occur and how confident these identifications are (see outputs above)</text:p>
      <text:p text:style-name="P70"/>
      <text:p text:style-name="P71"/>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Sansinterligne" style:display-name="Sans interligne" style:family="paragraph">
      <style:paragraph-properties fo:margin-bottom="0in" fo:line-height="100%"/>
      <style:text-properties fo:hyphenate="false"/>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Sous-titre" style:display-name="Sous-titre" style:family="paragraph" style:parent-style-name="Normal" style:next-style-name="Normal">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fo:language="en" fo:country="US"/>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E74B5" fo:language="fr" fo:country="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8:53:00Z</meta:creation-date>
    <dc:date>2016-10-11T13:26:00Z</dc:date>
    <meta:template xlink:href="Normal.dotm" xlink:type="simple"/>
    <meta:editing-cycles>8</meta:editing-cycles>
    <meta:editing-duration>PT2820S</meta:editing-duration>
    <meta:document-statistic meta:page-count="4" meta:paragraph-count="17" meta:word-count="1355" meta:character-count="8793" meta:row-count="62" meta:non-whitespace-character-count="7455"/>
  </office:meta>
</office:document-meta>
</file>